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sation #1</text:p>
      <text:p text:style-name="P2"/>
      <text:p text:style-name="P2">J: Zzz... Huh? Wha? How did you get down here?</text:p>
      <text:p text:style-name="P2">P: I... Walked down here.</text:p>
      <text:p text:style-name="P2">J: Oh.</text:p>
      <text:p text:style-name="P2">P: Yeah.</text:p>
      <text:p text:style-name="P2">J: Well, tell me one reason not to chase you out of the school right this instant!</text:p>
      <text:p text:style-name="P2">OPTION 1:</text:p>
      <text:list xml:id="list37623532" text:style-name="L1">
        <text:list-item>
          <text:p text:style-name="P3">You look pretty bored down here. I could fetch you something from the store if you want.</text:p>
        </text:list-item>
        <text:list-item>
          <text:p text:style-name="P3">I, uh, I want to... work here. Yeah, I want to work here!</text:p>
        </text:list-item>
        <text:list-item>
          <text:p text:style-name="P3">???</text:p>
        </text:list-item>
      </text:list>
      <text:p text:style-name="P2"/>
      <text:p text:style-name="P2">J1: Hmm... Alright. Gimme something to read! A magazine! &lt;conversation ends&gt;</text:p>
      <text:p text:style-name="P2">J2: Fat chance! Get out of my office! &lt;protagonist is forced to move out to basement hallway, ending conversation&gt;</text:p>
      <text:p text:style-name="P2"/>
      <text:p text:style-name="P1">Conversation #2 (didn't choose 1. at #1 OPTION 1)</text:p>
      <text:p text:style-name="P1"/>
      <text:p text:style-name="P2">J: You again! I thought I told you to scram! Get out of here before I call security!</text:p>
      <text:p text:style-name="P2">OPTION: (same as #1)</text:p>
      <text:p text:style-name="P2"/>
      <text:p text:style-name="P1">Conversation #3 (chose 1. at #1 OPTION 1)</text:p>
      <text:p text:style-name="P1"/>
      <text:p text:style-name="P2">J: You haven't gotten that magazine yet? Get to work!</text:p>
      <text:p text:style-name="P2">P: But where do I-</text:p>
      <text:p text:style-name="P2">J: Go! &lt;conversation ends&gt;</text:p>
      <text:p text:style-name="P2"/>
      <text:p text:style-name="P1">Conversation #4 (use item comic book on janitor)</text:p>
      <text:p text:style-name="P1"/>
      <text:p text:style-name="P2">J: What's this? A freaking comic book?! How old do you think I am? I could've gotten this from any teacher's drawer full of confiscated stuff!</text:p>
      <text:p text:style-name="P2">P: You didn't specify.</text:p>
      <text:p text:style-name="P2">J: Fair enough. Now what do you want?</text:p>
      <text:p text:style-name="P2">OPTION 1: (if player inspected/interacted with sealed attic door, else *1) </text:p>
      <text:list xml:id="list38691115" text:style-name="L3">
        <text:list-item>
          <text:p text:style-name="P4">I need access to the attic.</text:p>
        </text:list-item>
        <text:list-item>
          <text:p text:style-name="P4">Nothing. I just wanted to help a man out. Bye! &lt;conversation ends&gt;</text:p>
        </text:list-item>
      </text:list>
      <text:p text:style-name="P2"/>
      <text:p text:style-name="P2">J1: ... Why?</text:p>
      <text:p text:style-name="P2">P1: For mystery-solving.</text:p>
      <text:p text:style-name="P2">J1: Oh, alright. Here are the master keys. Don't do anything stupid!</text:p>
      <text:p text:style-name="P2">P1: Righto. &lt;conversation ends&gt;</text:p>
      <text:p text:style-name="P2"/>
      <text:p text:style-name="P2">*1</text:p>
      <text:p text:style-name="P2">P: Uhhh...</text:p>
      <text:p text:style-name="P2">J: Well, I owe you one, once you come up with something. Come back whenever that is!</text:p>
      <text:p text:style-name="P2"/>
      <text:p text:style-name="P1">Conversation #5 (didn't choose 1. at #4 OPTION 1, doesn't have master key)</text:p>
      <text:p text:style-name="P1"/>
      <text:p text:style-name="P2">J: You're back. Did ya want that favor repayed?</text:p>
      <text:p text:style-name="P2">OPTION 1:</text:p>
      <text:list xml:id="list39302917" text:style-name="L4">
        <text:list-item>
          <text:p text:style-name="P5">(if player has inspected/interacted with sealed attic door)</text:p>
        </text:list-item>
        <text:list-item>
          <text:p text:style-name="P5">(if player still hasn't inspected/interacted with sealed attic door)</text:p>
        </text:list-item>
      </text:list>
      <text:p text:style-name="P2"><text:soft-page-break/></text:p>
      <text:p text:style-name="P2">P1: Actually, I think I need to get to the attic.</text:p>
      <text:p text:style-name="P2">J1: Alrighty then, here are the master keys. Don't do anything stupid with them!</text:p>
      <text:p text:style-name="P2">P1: Thanks. &lt;conversation ends&gt;</text:p>
      <text:p text:style-name="P2"/>
      <text:p text:style-name="P2">P2: Uhhh...</text:p>
      <text:p text:style-name="P2">J2: You got a screw loose or something? &lt;conversation ends&gt;</text:p>
      <text:p text:style-name="P2"/>
      <text:p text:style-name="P2"/>
      <text:p text:style-name="P1">Speech Bubble</text:p>
      <text:p text:style-name="P1"/>
      <text:p text:style-name="P2"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M17S</meta:editing-duration>
    <meta:editing-cycles>7</meta:editing-cycles>
    <meta:generator>LibreOffice/3.5$Windows_x86 LibreOffice_project/dc9775d-05ecbee-0851ad3-1586698-727bf66</meta:generator>
    <dc:date>2012-04-04T19:21:37.50</dc:date>
    <meta:document-statistic meta:table-count="0" meta:image-count="0" meta:object-count="0" meta:page-count="2" meta:paragraph-count="45" meta:word-count="368" meta:character-count="1619" meta:non-whitespace-character-count="1670"/>
    <meta:user-defined meta:name="Info 1"/>
    <meta:user-defined meta:name="Info 2"/>
    <meta:user-defined meta:name="Info 3"/>
    <meta:user-defined meta:name="Info 4"/>
  </office:meta>
</office:document-meta>
</file>